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6"><text:soft-page-break/>Sat 12/10/16 <text:span text:style-name="T1">2 miles</text:span></text:p>
      <text:p text:style-name="P16">We drove to California MD</text:p>
      <text:p text:style-name="P16">I ran about 2 miles in 21:13</text:p>
      <text:p text:style-name="P16"/>
      <text:p text:style-name="P16">Sun 12/11/16 <text:span text:style-name="T1">5 miles</text:span></text:p>
      <text:p text:style-name="P16">I walked and ran 5 miles on hilly roads in MD. <text:s/>Time: 57:22 or 11:28/mi</text:p>
      <text:p text:style-name="P16">I walked ¼ mile, ran ¼ mile and repeated until the end.</text:p>
      <text:p text:style-name="P16">walking pace averaged about 13:30/mi and running pace averaged about 9:30/mi</text:p>
      <text:p text:style-name="P16"/>
      <text:p text:style-name="P16">Mon 12/12/16 <text:span text:style-name="T1">5.25 miles</text:span></text:p>
      <text:p text:style-name="P16">I walked and ran 5 miles on hilly roads in MD. <text:s/>Time: 55:01 or 11:00/mi</text:p>
      <text:p text:style-name="P16">I walked 0.1 miles, ran 0.4 miles and repeated until the end.</text:p>
      <text:p text:style-name="P16">Then I walked and jogged ¼ mile to warm down.</text:p>
      <text:p text:style-name="P16"/>
      <text:p text:style-name="P16">Tues 12/13/16 <text:span text:style-name="T1">5.25 miles</text:span></text:p>
      <text:p text:style-name="P16">I walked and ran 5 miles on hilly roads in MD. <text:s/>Time: 56:15 or 11:15/mi</text:p>
      <text:p text:style-name="P16">I walked 1/4 miles, ran 1/4 miles and repeated until the end.</text:p>
      <text:p text:style-name="P16">walking pace averaged about 13:30/mi and running pace averaged about 9:00/mi</text:p>
      <text:p text:style-name="P16">Then I walked and jogged ¼ mile to warm down.</text:p>
      <text:p text:style-name="P16"/>
      <text:p text:style-name="P16">Wed 12/14/16 <text:s/><text:span text:style-name="T1">6.25 miles</text:span></text:p>
      <text:p text:style-name="P16">I ran on a treadmill at the World Gym in California MD,</text:p>
      <text:p text:style-name="P16">4 x 1mile with ¼ mile jog after each. <text:s/>The jogs took about 2:50.</text:p>
      <text:p text:style-name="P16">Times for 1 mile intervals: 9:00, 8:00, 7:30, (3:37 + 3:29) = 7:06</text:p>
      <text:p text:style-name="P16">rested 6 minutes and ran 1.25 miles at 9:00/mi pace </text:p>
      <text:p text:style-name="P16"/>
      <text:p text:style-name="P16">Thur 12/15/16 <text:span text:style-name="T1">6.25 miles</text:span></text:p>
      <text:p text:style-name="P16">I ran on a treadmill at the World Gym in California MD,</text:p>
      <text:p text:style-name="P16">6 miles going faster as I ran. The first mile was in 8:47 and the last in 7:48.</text:p>
      <text:p text:style-name="P16">Time: 49:58 or 8:20/mile.</text:p>
      <text:p text:style-name="P16">I warmed down with a ¼ miles in about 2:50. </text:p>
      <text:p text:style-name="P18"/>
      <text:p text:style-name="P18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15T10:46:29.86</dc:date>
    <dc:creator>James Lombardi</dc:creator>
    <meta:editing-duration>PT19H43M43S</meta:editing-duration>
    <meta:editing-cycles>117</meta:editing-cycles>
    <meta:generator>OpenOffice/4.1.2$Win32 OpenOffice.org_project/412m3$Build-9782</meta:generator>
    <meta:document-statistic meta:table-count="0" meta:image-count="0" meta:object-count="0" meta:page-count="10" meta:paragraph-count="345" meta:word-count="3442" meta:character-count="16913"/>
  </office:meta>
</office:document-meta>
</file>